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/>
    <style:font-face style:name="OpenSymbol" svg:font-family="OpenSymbol"/>
    <style:font-face style:name="arial" svg:font-family="arial, 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ext_20_body" style:list-style-name="L2">
      <style:paragraph-properties fo:margin-top="0cm" fo:margin-bottom="0cm" fo:text-align="start" style:justify-single-word="false"/>
      <style:text-properties fo:font-variant="normal" fo:text-transform="none" fo:color="#222222" style:font-name="arial" fo:font-size="14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cm" fo:text-align="start" style:justify-single-word="false"/>
      <style:text-properties fo:font-variant="normal" fo:text-transform="none" fo:color="#222222" style:font-name="arial" fo:font-size="14pt" fo:letter-spacing="normal" fo:font-style="normal" fo:font-weight="normal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1" fo:font-size="10pt"/>
    </style:style>
    <style:style style:name="T3" style:family="text">
      <style:text-properties fo:color="#000000" style:font-name="Monospace1" fo:font-size="10pt" fo:background-color="#ffff00"/>
    </style:style>
    <style:style style:name="T4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2a00ff" style:font-name="Monospace1" fo:font-size="10pt"/>
    </style:style>
    <style:style style:name="T6" style:family="text">
      <style:text-properties fo:color="#2a00ff" style:font-name="Monospace1" fo:font-size="10pt" fo:background-color="#ffff00"/>
    </style:style>
    <style:style style:name="T7" style:family="text">
      <style:text-properties fo:background-color="#ffff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2</text:p>
      <text:p text:style-name="P1">Serviço de correio electrónico simplificado</text:p>
      <text:p text:style-name="P1"/>
      <text:p text:style-name="P2">José Marcelino (2012138018)</text:p>
      <text:p text:style-name="P2">Ano Lectivo de 2014/2015 </text:p>
      <text:p text:style-name="P9"/>
      <text:p text:style-name="P3"><text:line-break/>Detalhes de implementação:</text:p>
      <text:list xml:id="list1982529588" text:style-name="L3">
        <text:list-item>
          <text:p text:style-name="P6">Client – Simplesmente visual, sem qualquer armazenamento informação. Simplesmente efectua a ligação pedindo a porta e o host, recebe e faz print e envia informação para o servidor.</text:p>
          <text:p text:style-name="P6"/>
        </text:list-item>
        <text:list-item>
          <text:p text:style-name="P6">Server : Constituído por uma arrayList de Users (ver classe User), sendo que cada user possui um nome, login e password bem como um arrayList de Emails recebidos (ver Classe Email) sendo que cada email possui a informação de quem foi enviado, o titulo e o texto. Inicia e pede ao utilizador a porta e o ficheiro de leitura de Informação. O servidor inicializa com as credencias <text:span text:style-name="T2">login :</text:span><text:span text:style-name="T5">"admin"</text:span><text:span text:style-name="T2">, password:</text:span><text:span text:style-name="T5">"1234"</text:span><text:span text:style-name="T2">; </text:span>em caso de não existir informação. Possiu uma função run que esta sempre à escuta de novos pedidos de ligação. Assim que recebe uma nova ligação coloca a correr numa thread um handler da ligação e mantém-se à escuta. Nesse handler são feitas todas as interacções com o cliente. Todas as funcionalidades estão implementadas. (Para testar a ligação em caso de envio de email do servidor 1 para um user que só existe no servidor 2 colocar o 2 servidor a correr na porta 9001).</text:p>
          <text:p text:style-name="P6"/>
        </text:list-item>
        <text:list-item>
          <text:p text:style-name="P6">Implementação Extra : Criação de novos utilizadores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1" svg:font-family="Monospace"/>
    <style:font-face style:name="OpenSymbol" svg:font-family="OpenSymbol"/>
    <style:font-face style:name="arial" svg:font-family="arial, 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celino</meta:initial-creator>
    <meta:creation-date>2014-11-16T19:12:39</meta:creation-date>
    <dc:date>2014-12-14T20:04:09</dc:date>
    <dc:creator>Jose Marcelino</dc:creator>
    <meta:editing-duration>PT4H35M23S</meta:editing-duration>
    <meta:editing-cycles>36</meta:editing-cycles>
    <meta:generator>LibreOffice/3.5$Linux_X86_64 LibreOffice_project/350m1$Build-2</meta:generator>
    <meta:document-statistic meta:table-count="0" meta:image-count="0" meta:object-count="0" meta:page-count="1" meta:paragraph-count="8" meta:word-count="210" meta:character-count="1252" meta:non-whitespace-character-count="1050"/>
  </office:meta>
</office:document-meta>
</file>